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1" style:display-name="h1">
      <style:paragraph-properties fo:margin-right="0pt" style:line-spacing="0.0pt" fo:margin-top="14.1732283465pt" fo:text-align="left" fo:orphans="0" fo:margin-left="0pt" fo:margin-bottom="0pt" fo:padding="0ptpt" fo:text-indent="0pt" fo:widows="1"/>
      <style:text-properties fo:color="#000000" style:font-name="Courier" fo:font-weight="bold" fo:text-transform="None" fo:font-size="12.0"/>
    </style:style>
    <style:style style:family="paragraph" style:name="style1" style:display-name="style1">
      <style:paragraph-properties fo:margin-right="0pt" style:line-spacing="2.0pt" fo:margin-top="0pt" fo:text-align="left" fo:orphans="0" fo:margin-left="0pt" fo:margin-bottom="0pt" fo:padding="0ptpt" fo:text-indent="0pt" fo:widows="1"/>
      <style:text-properties fo:color="#000000" style:font-name="Courier" fo:text-transform="None" fo:font-size="10.0"/>
    </style:style>
    <style:style style:family="paragraph" style:name="style2" style:display-name="style2">
      <style:paragraph-properties fo:margin-right="0pt" style:line-spacing="2.0pt" fo:margin-top="0pt" fo:text-align="left" fo:orphans="0" fo:margin-left="72.0pt" fo:margin-bottom="0pt" fo:padding="0ptptpt" fo:text-indent="0pt" fo:widows="1"/>
      <style:text-properties fo:color="#000000" style:font-name="Courier" fo:text-transform="None" fo:font-size="10.0"/>
    </style:style>
    <style:style style:family="paragraph" style:name="style3" style:display-name="style3">
      <style:paragraph-properties fo:margin-right="72.0pt" style:line-spacing="2.0pt" fo:margin-top="0pt" fo:text-align="left" fo:orphans="0" fo:margin-left="0pt" fo:margin-bottom="0pt" fo:padding="0ptptpt" fo:text-indent="0pt" fo:widows="1"/>
      <style:text-properties fo:color="#000000" style:font-name="Courier" fo:text-transform="None" fo:font-size="10.0"/>
    </style:style>
    <style:style style:family="paragraph" style:name="style4" style:display-name="style4">
      <style:paragraph-properties fo:margin-right="0pt" style:line-spacing="2.0pt" fo:margin-top="56.6929133858pt" fo:text-align="left" fo:orphans="0" fo:margin-left="0pt" fo:margin-bottom="0pt" fo:padding="0ptptpt" fo:text-indent="0pt" fo:widows="1"/>
      <style:text-properties fo:color="#000000" style:font-name="Courier" fo:text-transform="None" fo:font-size="10.0"/>
    </style:style>
    <style:style style:family="paragraph" style:name="style5" style:display-name="style5">
      <style:paragraph-properties fo:margin-right="0pt" style:line-spacing="2.0pt" fo:margin-top="0pt" fo:text-align="left" fo:orphans="0" fo:margin-left="0pt" fo:margin-bottom="56.6929133858pt" fo:padding="0ptptpt" fo:text-indent="0pt" fo:widows="1"/>
      <style:text-properties fo:color="#000000" style:font-name="Courier" fo:text-transform="None" fo:font-size="10.0"/>
    </style:style>
    <style:style style:family="paragraph" style:name="style6" style:display-name="style6">
      <style:paragraph-properties fo:margin-right="0pt" style:line-spacing="2.0pt" fo:margin-top="0pt" fo:text-align="left" fo:orphans="0" fo:margin-left="0pt" fo:margin-bottom="0pt" fo:padding="0ptptpt" fo:text-indent="56.6929133858pt" fo:widows="1"/>
      <style:text-properties fo:color="#000000" style:font-name="Courier" fo:text-transform="None" fo:font-size="10.0"/>
    </style:style>
    <style:style style:family="paragraph" style:name="style7" style:display-name="style7">
      <style:paragraph-properties fo:margin-right="0pt" style:line-spacing="5.0pt" fo:margin-top="0pt" fo:text-align="left" fo:orphans="0" fo:margin-left="0pt" fo:margin-bottom="0pt" fo:padding="0ptptpt" fo:text-indent="0pt" fo:widows="1"/>
      <style:text-properties fo:color="#000000" style:font-name="Courier" fo:text-transform="None" fo:font-size="10.0"/>
    </style:style>
    <style:style style:family="paragraph" style:name="style8" style:display-name="style8">
      <style:paragraph-properties fo:margin-right="0pt" style:line-spacing="2.0pt" fo:margin-top="0pt" fo:text-align="left" fo:orphans="0" fo:margin-left="0pt" fo:margin-bottom="0pt" fo:padding="0ptptpt" fo:text-indent="0pt" fo:widows="1"/>
      <style:text-properties fo:color="#000000" style:font-name="Courier" fo:text-transform="None" fo:font-size="10.0"/>
    </style:style>
    <style:style style:family="paragraph" style:name="style9" style:display-name="style9">
      <style:paragraph-properties fo:margin-right="0pt" style:line-spacing="2.0pt" fo:margin-top="0pt" fo:text-align="left" fo:orphans="0" fo:margin-left="0pt" fo:margin-bottom="0pt" fo:padding="0ptptptpt" fo:text-indent="0pt" fo:widows="1"/>
      <style:text-properties fo:color="#000000" style:font-name="Courier" fo:text-transform="None" fo:font-size="10.0"/>
    </style:style>
    <style:style style:family="paragraph" style:name="style10" style:display-name="style10">
      <style:paragraph-properties fo:margin-right="0pt" style:line-spacing="2.0pt" fo:margin-top="0pt" fo:text-align="left" fo:orphans="0" fo:margin-left="35.0pt" fo:margin-bottom="0pt" fo:padding="0ptptptptpt" fo:text-indent="0pt" fo:widows="1"/>
      <style:text-properties fo:color="#000000" style:font-name="Courier" fo:text-transform="None" fo:font-size="10.0"/>
    </style:style>
    <style:style style:family="paragraph" style:name="style11" style:display-name="style11">
      <style:paragraph-properties fo:margin-right="0pt" style:line-spacing="2.0pt" fo:margin-top="0pt" fo:text-align="left" fo:orphans="0" fo:margin-left="0pt" fo:margin-bottom="0pt" fo:padding="0ptptpt" fo:text-indent="0pt" fo:widows="1"/>
      <style:text-properties fo:color="#000000" style:font-name="Courier" fo:text-transform="None" fo:font-size="10.0"/>
    </style:style>
    <style:style style:family="paragraph" style:name="style12" style:display-name="style12">
      <style:paragraph-properties fo:margin-right="0pt" style:line-spacing="2.0pt" fo:margin-top="0pt" fo:text-align="right" fo:orphans="0" fo:margin-left="0pt" fo:margin-bottom="0pt" fo:padding="0ptptpt" fo:text-indent="0pt" fo:widows="1"/>
      <style:text-properties fo:color="#000000" style:font-name="Courier" fo:text-transform="None" fo:font-size="10.0"/>
    </style:style>
    <style:style style:family="paragraph" style:name="style13" style:display-name="style13">
      <style:paragraph-properties fo:margin-right="0pt" style:line-spacing="2.0pt" fo:margin-top="0pt" fo:text-align="center" fo:orphans="0" fo:margin-left="0pt" fo:margin-bottom="0pt" fo:padding="0ptptpt" fo:text-indent="0pt" fo:widows="1"/>
      <style:text-properties fo:color="#000000" style:font-name="Courier" fo:text-transform="None" fo:font-size="10.0"/>
    </style:style>
    <style:style style:family="paragraph" style:name="style14" style:display-name="style14">
      <style:paragraph-properties fo:margin-right="0pt" style:line-spacing="2.0pt" fo:margin-top="0pt" fo:text-align="justify" fo:orphans="0" fo:margin-left="0pt" fo:margin-bottom="0pt" fo:padding="0ptptpt" fo:text-indent="0pt" fo:widows="1"/>
      <style:text-properties fo:color="#000000" style:font-name="Courier" fo:text-transform="None" fo:font-size="10.0"/>
    </style:style>
    <style:style style:family="paragraph" style:name="style15" style:display-name="style15">
      <style:paragraph-properties fo:margin-right="0pt" style:line-spacing="2.0pt" fo:margin-top="0pt" fo:text-align="left" fo:orphans="0" fo:margin-left="35.0pt" fo:margin-bottom="0pt" fo:padding="0ptptptptptpt" fo:text-indent="0pt" fo:widows="1"/>
      <style:text-properties fo:color="#000000" style:font-name="Courier" fo:text-transform="None" fo:font-size="10.0"/>
    </style:style>
    <style:style style:family="paragraph" style:name="style16" style:display-name="style16">
      <style:paragraph-properties fo:margin-right="0pt" style:line-spacing="2.0pt" fo:margin-top="0pt" fo:text-align="right" fo:orphans="0" fo:margin-left="35.0pt" fo:margin-bottom="0pt" fo:padding="0ptptptptptpt" fo:text-indent="0pt" fo:widows="1"/>
      <style:text-properties fo:color="#000000" style:font-name="Courier" fo:text-transform="None" fo:font-size="10.0"/>
    </style:style>
    <style:style style:family="paragraph" style:name="style17" style:display-name="style17">
      <style:paragraph-properties fo:margin-right="0pt" style:line-spacing="2.0pt" fo:margin-top="0pt" fo:text-align="center" fo:orphans="0" fo:margin-left="35.0pt" fo:margin-bottom="0pt" fo:padding="0ptptptptptpt" fo:text-indent="0pt" fo:widows="1"/>
      <style:text-properties fo:color="#000000" style:font-name="Courier" fo:text-transform="None" fo:font-size="10.0"/>
    </style:style>
    <style:style style:family="paragraph" style:name="style18" style:display-name="style18">
      <style:paragraph-properties fo:margin-right="0pt" style:line-spacing="2.0pt" fo:margin-top="0pt" fo:text-align="justify" fo:orphans="0" fo:margin-left="35.0pt" fo:margin-bottom="0pt" fo:padding="0ptptptptptpt" fo:text-indent="0pt" fo:widows="1"/>
      <style:text-properties fo:color="#000000" style:font-name="Courier" fo:text-transform="None" fo:font-size="10.0"/>
    </style:style>
    <style:style style:family="paragraph" style:name="style20" style:display-name="style20">
      <style:paragraph-properties fo:margin-right="0pt" style:line-spacing="2.0pt" fo:margin-top="28.3464566929pt" fo:text-align="left" fo:orphans="0" fo:margin-left="0pt" fo:margin-bottom="56.6929133858pt" fo:padding="0ptptpt" fo:text-indent="0pt" fo:widows="1"/>
      <style:text-properties fo:color="#ff0000" style:font-name="Courier" fo:text-transform="None" fo:font-size="10.0"/>
    </style:style>
    <style:style style:family="paragraph" style:name="style21" style:display-name="style21">
      <style:paragraph-properties fo:margin-right="0pt" style:line-spacing="2.0pt" fo:margin-top="28.3464566929pt" fo:text-align="left" fo:orphans="0" fo:margin-left="0pt" fo:margin-bottom="56.6929133858pt" fo:padding="0ptptpt" fo:text-indent="0pt" fo:widows="1"/>
      <style:text-properties fo:color="#008000" style:font-name="Courier" fo:text-transform="None" fo:font-size="10.0"/>
    </style:style>
    <style:style style:family="paragraph" style:name="style22" style:display-name="style22">
      <style:paragraph-properties fo:margin-right="0pt" style:line-spacing="2.0pt" fo:margin-top="28.3464566929pt" fo:text-align="left" fo:orphans="0" fo:margin-left="0pt" fo:margin-bottom="56.6929133858pt" fo:padding="0ptptpt" fo:text-indent="0pt" fo:widows="1"/>
      <style:text-properties fo:color="#0000ff" style:font-name="Courier" fo:text-transform="None" fo:font-size="10.0"/>
    </style:style>
    <style:style style:family="paragraph" style:name="style23" style:display-name="style23">
      <style:paragraph-properties fo:margin-right="0pt" style:line-spacing="2.0pt" fo:margin-top="0pt" fo:text-align="left" fo:orphans="0" fo:margin-left="0pt" fo:margin-bottom="0pt" fo:padding="0ptptpt" fo:text-indent="0pt" fo:widows="1"/>
      <style:text-properties fo:color="#ff0000" style:font-name="Courier" fo:text-transform="None" fo:font-size="10.0"/>
    </style:style>
    <style:style style:family="paragraph" style:name="style24" style:display-name="style24">
      <style:paragraph-properties fo:margin-right="0pt" style:line-spacing="2.0pt" fo:margin-top="0pt" fo:text-align="left" fo:orphans="0" fo:margin-left="0pt" fo:margin-bottom="0pt" fo:padding="0ptptpt" fo:text-indent="0pt" fo:widows="1"/>
      <style:text-properties fo:color="#00ff00" style:font-name="Courier" fo:text-transform="None" fo:font-size="10.0"/>
    </style:style>
    <style:style style:family="paragraph" style:name="style25" style:display-name="style25">
      <style:paragraph-properties fo:margin-right="0pt" style:line-spacing="2.0pt" fo:margin-top="0pt" fo:text-align="left" fo:orphans="0" fo:margin-left="0pt" fo:margin-bottom="0pt" fo:padding="0ptptpt" fo:text-indent="0pt" fo:widows="1"/>
      <style:text-properties fo:color="#0000ff" style:font-name="Courier" fo:text-transform="None" fo:font-size="10.0"/>
    </style:style>
    <style:style style:family="paragraph" style:name="style26" style:display-name="style26">
      <style:paragraph-properties fo:margin-right="0pt" style:line-spacing="2.0pt" fo:margin-top="0pt" fo:text-align="left" fo:orphans="0" fo:margin-left="0pt" fo:margin-bottom="0pt" fo:padding="0ptptpt" fo:text-indent="0pt" fo:widows="1"/>
      <style:text-properties fo:color="#ff0000" style:font-name="Courier" fo:text-transform="None" fo:font-size="10.0"/>
    </style:style>
    <style:style style:family="paragraph" style:name="style27" style:display-name="style27">
      <style:paragraph-properties fo:margin-right="0pt" style:line-spacing="2.0pt" fo:margin-top="0pt" fo:text-align="left" fo:orphans="0" fo:margin-left="0pt" fo:margin-bottom="0pt" fo:padding="0ptptpt" fo:text-indent="0pt" fo:widows="1"/>
      <style:text-properties fo:color="#00ff00" style:font-name="Courier" fo:text-transform="None" fo:font-size="10.0"/>
    </style:style>
    <style:style style:family="paragraph" style:name="style28" style:display-name="style28">
      <style:paragraph-properties fo:margin-right="0pt" style:line-spacing="2.0pt" fo:margin-top="0pt" fo:text-align="left" fo:orphans="0" fo:margin-left="0pt" fo:margin-bottom="0pt" fo:padding="0ptptpt" fo:text-indent="0pt" fo:widows="1"/>
      <style:text-properties fo:color="#0000ff" style:font-name="Courier" fo:text-transform="None" fo:font-size="10.0"/>
    </style:style>
    <style:style style:family="paragraph" style:name="bugReport" style:display-name="bugReport">
      <style:paragraph-properties fo:margin-right="0pt" style:line-spacing="0.0pt" fo:margin-top="0.0pt" fo:text-align="left" fo:orphans="0" fo:margin-left="0pt" fo:margin-bottom="0pt" fo:padding="0ptptpt" fo:text-indent="0pt" fo:widows="1"/>
      <style:text-properties fo:color="#ff0000" style:font-name="Courier" fo:text-transform="None" fo:font-size="12.0"/>
    </style:style>
  </office:automatic-styles>
  <office:body>
    <office:text text:use-soft-page-breaks="true">
      <text:p text:style-name="h1"><text:span text:style-name="T1">Overlap Attached Space tests (define please!)</text:span></text:p>
      <text:p text:style-name="style1"><text:span text:style-name="T2">This page tests out a number of attributes of the </text:span><text:span text:style-name="T3">paraStyle</text:span><text:span text:style-name="T4"> tag.
This paragraph is in a style we have called "style1". It should be a normal paragraph, set in Courier 12 pt.
It should be a normal paragraph, set in Courier (not bold).
It should be a normal paragraph, set in Courier 12 pt.</text:span></text:p>
      <text:p text:style-name="h1"><text:span text:style-name="T5">Paragraph 2: Indent Left</text:span></text:p>
      <text:p text:style-name="style2"><text:span text:style-name="T6">This paragraph is in a style we have called "style2". It should be indented on the left. It should be indented on the left by 1 inch. It should be indented on the left. </text:span></text:p>
      <text:p text:style-name="h1"><text:span text:style-name="T7">Paragraph 3: Indent Right</text:span></text:p>
      <text:p text:style-name="style3"><text:span text:style-name="T8">This paragraph is in a style we have called "style3". It should be indented on the right. It should be indented on the right by 1 inch. It should be indented on the right. </text:span></text:p>
      <text:p text:style-name="h1"><text:span text:style-name="T9">Paragraph 4: Space Before</text:span></text:p>
      <text:p text:style-name="style4"><text:span text:style-name="T10">This paragraph is in a style we have called "style4". It should be have a space before it. It should be have a space before it of 2 centimeters. It should be have a space before it.</text:span></text:p>
      <text:p text:style-name="h1"><text:span text:style-name="T11">Paragraph 5: Space After</text:span></text:p>
      <text:p text:style-name="style5"><text:span text:style-name="T12">This paragraph is in a style we have called "style5". It should be have a space after it. It should be have a space after it of 2 centimeters. It should be have a space after it.</text:span></text:p>
      <text:p text:style-name="h1"><text:span text:style-name="T13">Paragraph 6: First Line Indent</text:span></text:p>
      <text:p text:style-name="style6"><text:span text:style-name="T14">This paragraph is in a style we have called "style6".It should be have an indented first line. It should be have an first line indented by 2 centimeters. It should be have an indented first line.</text:span></text:p>
      <text:p text:style-name="h1"><text:span text:style-name="T15">Paragraph 7: Leading</text:span></text:p>
      <text:p text:style-name="style7"><text:span text:style-name="T16">This paragraph is in a style we have called "style7". It should be using leading. It should have a gap of 5 points between each line. It should be using leading. It should have a gap of 5 pt between each line. It should be using leading. The gap between lines should be half of the height of a line. This paragraph should look like it has a line spacing of "1.5 lines" </text:span></text:p>
      <text:p text:style-name="h1"><text:span text:style-name="T17">Paragraphs 8-12: Simple Bullet Points</text:span></text:p>
      <text:p text:style-name="style8"><text:span text:style-name="T18">Parastyle name="style8" parent="style1" bulletFontName = "ZapfDingbats" bulletFontSize = "5"</text:span></text:p>
      <text:p text:style-name="style8"><text:span text:style-name="T19">These paragraphs are in a style we have called "style8"</text:span></text:p>
      <text:p text:style-name="style8"><text:span text:style-name="T20">These five lines should have bullet points.</text:span></text:p>
      <text:p text:style-name="style8"><text:span text:style-name="T21">The bullet font is ZapfDingbats.</text:span></text:p>
      <text:p text:style-name="style8"><text:span text:style-name="T22">The bullet size is 5 points</text:span></text:p>
      <text:p text:style-name="style8"><text:span text:style-name="T23">This is a long line to see how multi-line bullets look: These paragraphs are in a style we have called "style8". These four lines should have bullet points. The bullet font is ZapfDingbats. The bullet size is 5 points</text:span></text:p>
      <text:p text:style-name="h1"><text:span text:style-name="T24">Paragraph 13-18: Indented Bullet Points</text:span></text:p>
      <text:p text:style-name="style9"><text:span text:style-name="T25">bulletFontName = "ZapfDingbats" bulletFontSize = "10" bulletIndent = "20"</text:span></text:p>
      <text:p text:style-name="style9"><text:span text:style-name="T26">These paragraphs are in a style we have called "style9"</text:span></text:p>
      <text:p text:style-name="style9"><text:span text:style-name="T27">These five lines should have </text:span><text:span text:style-name="T28">indented</text:span><text:span text:style-name="T29"> bullet points.</text:span></text:p>
      <text:p text:style-name="style9"><text:span text:style-name="T30">Bullet points should look like a pointing hand.</text:span></text:p>
      <text:p text:style-name="style9"><text:span text:style-name="T31">Bullet font is still ZapfDingbats, and bullet size is 10 points.</text:span></text:p>
      <text:p text:style-name="style9"><text:span text:style-name="T32">The bullet indent is 20 points</text:span></text:p>
      <text:p text:style-name="style9"><text:span text:style-name="T33">This is a long line to see how multi-line bullets look: These paragraphs are in a style we have called "style9". These four lines should have </text:span><text:span text:style-name="T34">indented</text:span><text:span text:style-name="T35"> bullet points. Bullet points should look like a pointing hand. Bullet font is still ZapfDingbats, and bullet size is 10 points. The bullet indent is 20 points</text:span></text:p>
      <text:p text:style-name="h1"><text:span text:style-name="T36">Paragraph 19-24: Indented Bullet Points with a Left Indent for the Text</text:span></text:p>
      <text:p text:style-name="style10"><text:span text:style-name="T37">bulletFontName = "ZapfDingbats" bulletFontSize = "10" bulletIndent = "20" leftIndent = "35"</text:span></text:p>
      <text:p text:style-name="style10"><text:span text:style-name="T38">These paragraphs are in a style we have called "style10"</text:span></text:p>
      <text:p text:style-name="style10"><text:span text:style-name="T39">These four lines should have </text:span><text:span text:style-name="T40">indented</text:span><text:span text:style-name="T41"> bullet points, with the text indented as well.</text:span></text:p>
      <text:p text:style-name="style10"><text:span text:style-name="T42">Bullet points should look like a pointing hand.</text:span></text:p>
      <text:p text:style-name="style10"><text:span text:style-name="T43">Bullet font is still ZapfDingbats, and bullet size is 10 points.</text:span></text:p>
      <text:p text:style-name="style10"><text:span text:style-name="T44">The bullet indent is 20 points, and the text indent is 35 points</text:span></text:p>
      <text:p text:style-name="style10"><text:span text:style-name="T45">This is a long line to see how multi-line bullets look: These paragraphs are in a style we have called "style10". These four lines should have </text:span><text:span text:style-name="T46">indented</text:span><text:span text:style-name="T47"> bullet points, with the text indented as well. Bullet points should look like a pointing hand. Bullet font is still ZapfDingbats, and bullet size is 10 points.</text:span></text:p>
      <text:p text:style-name="h1"><text:span text:style-name="T48">Paragraph 25: Left Justified Paragraphs</text:span></text:p>
      <text:p text:style-name="style11"><text:span text:style-name="T49">This paragraph is in a style we have called "style11". It should be left justified. It has an argument which states 'alignment = "left"'. It should be left justified. It should be aligned to the left. </text:span></text:p>
      <text:p text:style-name="h1"><text:span text:style-name="T50">Paragraph 26: Right Justified Paragraphs</text:span></text:p>
      <text:p text:style-name="style12"><text:span text:style-name="T51">This paragraph is in a style we have called "style12". It should be right justified. It has an argument which states 'alignment = "right"'. It should be right justified. It should be aligned to the right.</text:span></text:p>
      <text:p text:style-name="h1"><text:span text:style-name="T52">Paragraph 27: Centered Paragraphs</text:span></text:p>
      <text:p text:style-name="style13"><text:span text:style-name="T53">This paragraph is in a style we have called "style13".It should be center justified. It has an argument which states 'alignment = "center"'. It should be centered. It should be aligned to the center.</text:span></text:p>
      <text:p text:style-name="h1"><text:span text:style-name="T54">Paragraph 28: Justified Paragraphs</text:span></text:p>
      <text:p text:style-name="style14"><text:span text:style-name="T55">This paragraph is in a style we have called "style14". It should be justified. It has an argument which states 'alignment = "justify"'. It should be justified.</text:span></text:p>
      <text:p text:style-name="h1"><text:span text:style-name="T56">Paragraphs 29-32: Bullets using left align, right align, centered and justify.</text:span></text:p>
      <text:p text:style-name="style15"><text:span text:style-name="T57">bulletFontName = "ZapfDingbats" bulletFontSize = "5" bulletIndent = "20" leftIndent = "35" alignment = "left"</text:span></text:p>
      <text:p text:style-name="style15"><text:span text:style-name="T58">This is "style15", bullets with a left alignment. (The bullets in this style are based on "style10")</text:span></text:p>
      <text:p text:style-name="style16"><text:span text:style-name="T59">bulletFontName = "ZapfDingbats" bulletFontSize = "5" bulletIndent = "20" leftIndent = "35" alignment = "right"</text:span></text:p>
      <text:p text:style-name="style16"><text:span text:style-name="T60">This is "style16", bullets with a right alignment.(The bullets in this style are based on "style10")</text:span></text:p>
      <text:p text:style-name="style17"><text:span text:style-name="T61">bulletFontName = "ZapfDingbats" bulletFontSize = "5" bulletIndent = "20" leftIndent = "35" alignment = "center"</text:span></text:p>
      <text:p text:style-name="style17"><text:span text:style-name="T62">This is "style17", bullets with a center alignment.(The bullets in this style are based on "style10")</text:span></text:p>
      <text:p text:style-name="style18"><text:span text:style-name="T63">bulletFontName = "ZapfDingbats" bulletFontSize = "5" bulletIndent = "20" leftIndent = "35" alignment = "justify"</text:span></text:p>
      <text:p text:style-name="style18"><text:span text:style-name="T64">This is "style18", bullets with a justified paragraph.(The bullets in this style are based on "style10")</text:span></text:p>
      <text:p text:style-name="style1"><text:span text:style-name="T65">These all look wierd, but most people do not actually use these styles because they look so wrong.</text:span></text:p>
      <text:p text:style-name="h1"><text:span text:style-name="T66">Paragraph 33-35: Using Colours by Colour Name</text:span></text:p>
      <text:p text:style-name="style20"><text:span text:style-name="T67">This text should be </text:span><text:span text:style-name="T68">RED</text:span></text:p>
      <text:p text:style-name="style21"><text:span text:style-name="T69">This text should be </text:span><text:span text:style-name="T70">GREEN</text:span></text:p>
      <text:p text:style-name="style22"><text:span text:style-name="T71">This text should be </text:span><text:span text:style-name="T72">BLUE</text:span></text:p>
      <text:p text:style-name="h1"><text:span text:style-name="T73">Paragraph 36-38: Using Colours by Hex Value</text:span></text:p>
      <text:p text:style-name="style23"><text:span text:style-name="T74">This text should be </text:span><text:span text:style-name="T75">RED</text:span></text:p>
      <text:p text:style-name="style24"><text:span text:style-name="T76">This text should be </text:span><text:span text:style-name="T77">GREEN</text:span></text:p>
      <text:p text:style-name="style25"><text:span text:style-name="T78">This text should be </text:span><text:span text:style-name="T79">BLUE</text:span></text:p>
      <text:p text:style-name="h1"><text:span text:style-name="T80">Paragraph 39-41: Using Colours by RGB Value</text:span></text:p>
      <text:p text:style-name="style26"><text:span text:style-name="T81">This text should be </text:span><text:span text:style-name="T82">RED</text:span></text:p>
      <text:p text:style-name="style27"><text:span text:style-name="T83">This text should be </text:span><text:span text:style-name="T84">GREEN</text:span></text:p>
      <text:p text:style-name="style28"><text:span text:style-name="T85">This text should be </text:span><text:span text:style-name="T86">BLUE</text:span></text:p>
      <text:p text:style-name="bugReport"><text:span text:style-name="T87">You </text:span><text:span text:style-name="T88">SHOULD</text:span><text:span text:style-name="T89"> be able to specify colours
by all the means available to reportlab.lib.colors. Currently, you
</text:span><text:span text:style-name="T90">cannot</text:span><text:span text:style-name="T91"> use RGB or HEX values...</text:span></text:p>
      <text:p text:style-name="h1"><text:span text:style-name="T92">Last Paragraph: Para Tags and Paragraph Content</text:span></text:p>
      <text:p text:style-name="style1"><text:span text:style-name="T93">This should </text:span><text:span text:style-name="T94">not</text:span><text:span text:style-name="T95"> have any extra spaces at the start of </text:span><text:span text:style-name="T96">this</text:span><text:span text:style-name="T97"> line (though there should be at the start of the heading). RML should ignore additional whitespace, and you should be able to format the actual paragraphs as you like. The text in this paragraph starts on a different line to the actual "para" tag.
</text:span></text:p>
      <text:p text:style-name="h1"><text:span text:style-name="T98">Quoting and escaping</text:span></text:p>
      <text:p text:style-name="style1"><text:span text:style-name="T99">This checks for all the possible quotes: &amp;amp; = &amp;, &amp;lt; = &lt;, &amp;gt; = &gt;, &amp;apos; = ', &amp;quot; = ", &amp;pound; = £.
</text:span></text:p>
      <text:p text:style-name="style1"><text:span text:style-name="T100"/><text:span text:style-name="T101">If this is not italic</text:span><text:span text:style-name="T102">, </text:span><text:span text:style-name="T103">and this is not bold</text:span><text:span text:style-name="T104">, even normal angle brackets are broken.
</text:span></text:p>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fo:font-weight="bold"/>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fo:font-weight="bold"/>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fo:font-weight="bold"/>
    </style:style>
    <style:style style:family="text" style:name="T26" style:display-name="T26">
      <style:text-properties/>
    </style:style>
    <style:style style:family="text" style:name="T27" style:display-name="T27">
      <style:text-properties/>
    </style:style>
    <style:style style:family="text" style:name="T28" style:display-name="T28">
      <style:text-properties fo:font-style="italic"/>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fo:font-style="italic"/>
    </style:style>
    <style:style style:family="text" style:name="T35" style:display-name="T35">
      <style:text-properties/>
    </style:style>
    <style:style style:family="text" style:name="T36" style:display-name="T36">
      <style:text-properties/>
    </style:style>
    <style:style style:family="text" style:name="T37" style:display-name="T37">
      <style:text-properties fo:font-weight="bold"/>
    </style:style>
    <style:style style:family="text" style:name="T38" style:display-name="T38">
      <style:text-properties/>
    </style:style>
    <style:style style:family="text" style:name="T39" style:display-name="T39">
      <style:text-properties/>
    </style:style>
    <style:style style:family="text" style:name="T40" style:display-name="T40">
      <style:text-properties fo:font-style="italic"/>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fo:font-style="italic"/>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fo:font-weight="bold"/>
    </style:style>
    <style:style style:family="text" style:name="T58" style:display-name="T58">
      <style:text-properties/>
    </style:style>
    <style:style style:family="text" style:name="T59" style:display-name="T59">
      <style:text-properties fo:font-weight="bold"/>
    </style:style>
    <style:style style:family="text" style:name="T60" style:display-name="T60">
      <style:text-properties/>
    </style:style>
    <style:style style:family="text" style:name="T61" style:display-name="T61">
      <style:text-properties fo:font-weight="bold"/>
    </style:style>
    <style:style style:family="text" style:name="T62" style:display-name="T62">
      <style:text-properties/>
    </style:style>
    <style:style style:family="text" style:name="T63" style:display-name="T63">
      <style:text-properties fo:font-weight="bold"/>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fo:font-weight="bold"/>
    </style:style>
    <style:style style:family="text" style:name="T69" style:display-name="T69">
      <style:text-properties/>
    </style:style>
    <style:style style:family="text" style:name="T70" style:display-name="T70">
      <style:text-properties fo:font-weight="bold"/>
    </style:style>
    <style:style style:family="text" style:name="T71" style:display-name="T71">
      <style:text-properties/>
    </style:style>
    <style:style style:family="text" style:name="T72" style:display-name="T72">
      <style:text-properties fo:font-weight="bold"/>
    </style:style>
    <style:style style:family="text" style:name="T73" style:display-name="T73">
      <style:text-properties/>
    </style:style>
    <style:style style:family="text" style:name="T74" style:display-name="T74">
      <style:text-properties/>
    </style:style>
    <style:style style:family="text" style:name="T75" style:display-name="T75">
      <style:text-properties fo:font-weight="bold"/>
    </style:style>
    <style:style style:family="text" style:name="T76" style:display-name="T76">
      <style:text-properties/>
    </style:style>
    <style:style style:family="text" style:name="T77" style:display-name="T77">
      <style:text-properties fo:font-weight="bold"/>
    </style:style>
    <style:style style:family="text" style:name="T78" style:display-name="T78">
      <style:text-properties/>
    </style:style>
    <style:style style:family="text" style:name="T79" style:display-name="T79">
      <style:text-properties fo:font-weight="bold"/>
    </style:style>
    <style:style style:family="text" style:name="T80" style:display-name="T80">
      <style:text-properties/>
    </style:style>
    <style:style style:family="text" style:name="T81" style:display-name="T81">
      <style:text-properties/>
    </style:style>
    <style:style style:family="text" style:name="T82" style:display-name="T82">
      <style:text-properties fo:font-weight="bold"/>
    </style:style>
    <style:style style:family="text" style:name="T83" style:display-name="T83">
      <style:text-properties/>
    </style:style>
    <style:style style:family="text" style:name="T84" style:display-name="T84">
      <style:text-properties fo:font-weight="bold"/>
    </style:style>
    <style:style style:family="text" style:name="T85" style:display-name="T85">
      <style:text-properties/>
    </style:style>
    <style:style style:family="text" style:name="T86" style:display-name="T86">
      <style:text-properties fo:font-weight="bold"/>
    </style:style>
    <style:style style:family="text" style:name="T87" style:display-name="T87">
      <style:text-properties/>
    </style:style>
    <style:style style:family="text" style:name="T88" style:display-name="T88">
      <style:text-properties fo:font-weight="bold"/>
    </style:style>
    <style:style style:family="text" style:name="T89" style:display-name="T89">
      <style:text-properties/>
    </style:style>
    <style:style style:family="text" style:name="T90" style:display-name="T90">
      <style:text-properties fo:font-weight="bold"/>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fo:font-style="italic"/>
    </style:style>
    <style:style style:family="text" style:name="T95" style:display-name="T95">
      <style:text-properties/>
    </style:style>
    <style:style style:family="text" style:name="T96" style:display-name="T96">
      <style:text-properties fo:font-weight="bold"/>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fo:font-style="italic"/>
    </style:style>
    <style:style style:family="text" style:name="T102" style:display-name="T102">
      <style:text-properties/>
    </style:style>
    <style:style style:family="text" style:name="T103" style:display-name="T103">
      <style:text-properties fo:font-weight="bold"/>
    </style:style>
    <style:style style:family="text" style:name="T104" style:display-name="T104">
      <style:text-properties/>
    </style:style>
  </office:styles>
  <office:automatic-styles>
    <style:page-layout style:name="Mpm1">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